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AMS" svg:font-family="MathJax_AMS" style:font-adornments="Regular"/>
    <style:font-face style:name="Liberation Serif1" svg:font-family="'Liberation Serif'" style:font-adornments="Regular" style:font-family-generic="roman"/>
    <style:font-face style:name="FreeSans2" svg:font-family="FreeSans" style:font-family-generic="swiss"/>
    <style:font-face style:name="Liberation Sans1" svg:font-family="'Liberation Sans'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opacity="0%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355cm" draw:marker-end-width="0.355cm" svg:stroke-opacity="10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ashed_20__28_var_29_" svg:stroke-width="0.051cm" draw:marker-start-width="0.356cm" draw:marker-end="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Dashed_20__28_var_29_" svg:stroke-width="0.051cm" draw:marker-start-width="0.356cm" draw:marker-end="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2.54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draw:stroke="none" svg:stroke-color="#000000" draw:fill="none" draw:fill-color="#ffffff" fo:min-height="1.504cm"/>
    </style:style>
    <style:style style:name="P1" style:family="paragraph">
      <style:paragraph-properties fo:text-align="center"/>
    </style:style>
    <style:style style:name="P2" style:family="paragraph">
      <style:text-properties style:font-name="MathJax_Mai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3" style:family="paragraph">
      <style:paragraph-properties fo:text-align="center"/>
      <style:text-properties style:font-name="MathJax_Mai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4" style:family="paragraph">
      <style:paragraph-properties fo:text-align="center"/>
      <style:text-properties style:font-name="MathJax_Main" fo:font-style="normal" style:font-style-asian="normal" style:font-style-complex="normal"/>
    </style:style>
    <style:style style:name="P5" style:family="paragraph">
      <style:paragraph-properties fo:text-align="center"/>
      <style:text-properties style:font-name="MathJax_Main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paragraph-properties fo:text-align="center"/>
      <style:text-properties style:font-name="Liberation Seri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style:font-name="MathJax_Main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thJax_AMS" fo:font-size="22pt" fo:font-style="normal" fo:text-shadow="none" style:text-underline-style="none" fo:font-weight="normal" style:letter-kerning="true" style:font-name-asian="MathJax_AMS" style:font-size-asian="22pt" style:font-style-asian="normal" style:font-weight-asian="normal" style:font-name-complex="MathJax_A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erif" fo:font-size="22pt" fo:font-style="normal" fo:text-shadow="none" style:text-underline-style="none" fo:font-weight="normal" style:letter-kerning="true" style:font-name-asian="MathJax_AMS" style:font-size-asian="22pt" style:font-style-asian="normal" style:font-weight-asian="normal" style:font-name-complex="MathJax_AM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6.223cm" draw:transform="rotate (-0.66462137915944) translate (7.358cm 0.5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563cm" svg:y1="14.232cm" svg:x2="13.461cm" svg:y2="18.07cm">
          <text:p/>
        </draw:line>
        <draw:custom-shape draw:style-name="gr3" draw:text-style-name="P1" draw:layer="layout" svg:width="0.181cm" svg:height="0.181cm" draw:transform="rotate (-0.66462137915944) translate (12.113cm 16.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1cm" svg:height="0.181cm" draw:transform="rotate (-0.66462137915944) translate (9.358cm 14.7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232cm" svg:y1="1.235cm" svg:x2="4.394cm" svg:y2="6.133cm">
          <text:p/>
        </draw:line>
        <draw:line draw:style-name="gr4" draw:text-style-name="P1" draw:layer="layout" svg:x1="10.991cm" svg:y1="3.397cm" svg:x2="7.153cm" svg:y2="8.295cm">
          <text:p/>
        </draw:line>
        <draw:custom-shape draw:style-name="gr5" draw:text-style-name="P1" draw:layer="layout" svg:width="6.223cm" svg:height="6.223cm" draw:transform="rotate (-0.66462137915944) translate (14.732cm 6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2.952cm" svg:y1="4.965cm" svg:x2="16.551cm" svg:y2="7.785cm">
          <text:p/>
        </draw:line>
        <draw:line draw:style-name="gr7" draw:text-style-name="P1" draw:layer="layout" svg:x1="11.288cm" svg:y1="7.319cm" svg:x2="13.287cm" svg:y2="8.886cm">
          <text:p/>
        </draw:line>
        <draw:custom-shape draw:style-name="gr3" draw:text-style-name="P1" draw:layer="layout" svg:width="0.181cm" svg:height="0.181cm" draw:transform="rotate (-0.66462137915944) translate (17.165cm 8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96cm" svg:y1="8.291cm" svg:x2="11.794cm" svg:y2="11.932cm">
          <text:p/>
        </draw:line>
        <draw:line draw:style-name="gr4" draw:text-style-name="P1" draw:layer="layout" svg:x1="17.151cm" svg:y1="8.255cm" svg:x2="14.553cm" svg:y2="14.095cm">
          <text:p/>
        </draw:line>
        <draw:frame draw:style-name="gr8" draw:text-style-name="P2" draw:layer="layout" svg:width="4.445cm" svg:height="2.79cm" svg:x="17.256cm" svg:y="7.354cm">
          <draw:text-box>
            <text:p><text:span text:style-name="T1">q</text:span></text:p>
          </draw:text-box>
        </draw:frame>
        <draw:frame draw:style-name="gr9" draw:text-style-name="P3" draw:layer="layout" svg:width="1.016cm" svg:height="1.397cm" svg:x="12.276cm" svg:y="14.054cm">
          <draw:text-box>
            <text:p text:style-name="P1"><text:span text:style-name="T2">π</text:span></text:p>
          </draw:text-box>
        </draw:frame>
        <draw:frame draw:style-name="gr8" draw:text-style-name="P2" draw:layer="layout" svg:width="4.445cm" svg:height="2.79cm" svg:x="17.257cm" svg:y="7.354cm">
          <draw:text-box>
            <text:p><text:span text:style-name="T1">q</text:span></text:p>
          </draw:text-box>
        </draw:frame>
        <draw:frame draw:style-name="gr9" draw:text-style-name="P5" draw:layer="layout" svg:width="1.016cm" svg:height="1.525cm" svg:x="11.976cm" svg:y="6.736cm">
          <draw:text-box>
            <text:p text:style-name="P4"><text:span text:style-name="T3">Γ</text:span></text:p>
          </draw:text-box>
        </draw:frame>
        <draw:line draw:style-name="gr7" draw:text-style-name="P1" draw:layer="layout" svg:x1="12.981cm" svg:y1="13.446cm" svg:x2="11.414cm" svg:y2="15.445cm">
          <text:p/>
        </draw:line>
        <draw:frame draw:style-name="gr9" draw:text-style-name="P7" draw:layer="layout" svg:width="1.439cm" svg:height="1.754cm" svg:x="13.531cm" svg:y="17.566cm">
          <draw:text-box>
            <text:p text:style-name="P6"><text:span text:style-name="T4">P</text:span><text:span text:style-name="T5">1</text:span></text:p>
          </draw:text-box>
        </draw:frame>
        <draw:frame draw:style-name="gr10" draw:text-style-name="P7" draw:layer="layout" svg:width="1.439cm" svg:height="1.754cm" svg:x="17.002cm" svg:y="11.311cm">
          <draw:text-box>
            <text:p text:style-name="P6"><text:span text:style-name="T4">P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AMS" svg:font-family="MathJax_AMS" style:font-adornments="Regular"/>
    <style:font-face style:name="Liberation Serif1" svg:font-family="'Liberation Serif'" style:font-adornments="Regular" style:font-family-generic="roman"/>
    <style:font-face style:name="FreeSans2" svg:font-family="FreeSans" style:font-family-generic="swiss"/>
    <style:font-face style:name="Liberation Sans1" svg:font-family="'Liberation Sans'" style:font-pitch="variable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Robinett</meta:initial-creator>
    <meta:creation-date>2018-07-23T13:18:20.723942444</meta:creation-date>
    <dc:date>2019-01-20T14:35:03.077782206</dc:date>
    <meta:editing-duration>PT46M47S</meta:editing-duration>
    <meta:editing-cycles>11</meta:editing-cycles>
    <meta:generator>LibreOffice/4.2.8.2$Linux_X86_64 LibreOffice_project/420m0$Build-2</meta:generator>
    <meta:document-statistic meta:object-count="19"/>
  </office:meta>
</office:document-meta>
</file>